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3.566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co34" style:family="table-column">
      <style:table-column-properties fo:break-before="auto" style:column-width="8.534cm"/>
    </style:style>
    <style:style style:name="co35" style:family="table-column">
      <style:table-column-properties fo:break-before="auto" style:column-width="17.002cm"/>
    </style:style>
    <style:style style:name="co36" style:family="table-column">
      <style:table-column-properties fo:break-before="auto" style:column-width="5.34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676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4.288cm" fo:break-before="auto" style:use-optimal-row-height="true"/>
    </style:style>
    <style:style style:name="ro24" style:family="table-row">
      <style:table-row-properties style:row-height="0.827cm" fo:break-before="auto" style:use-optimal-row-height="false"/>
    </style:style>
    <style:style style:name="ro25" style:family="table-row">
      <style:table-row-properties style:row-height="12.815cm" fo:break-before="auto" style:use-optimal-row-height="true"/>
    </style:style>
    <style:style style:name="ro26" style:family="table-row">
      <style:table-row-properties style:row-height="3.052cm" fo:break-before="auto" style:use-optimal-row-height="false"/>
    </style:style>
    <style:style style:name="ro27" style:family="table-row">
      <style:table-row-properties style:row-height="2.995cm" fo:break-before="auto" style:use-optimal-row-height="true"/>
    </style:style>
    <style:style style:name="ro28" style:family="table-row">
      <style:table-row-properties style:row-height="1.887cm" fo:break-before="auto" style:use-optimal-row-height="false"/>
    </style:style>
    <style:style style:name="ro29" style:family="table-row">
      <style:table-row-properties style:row-height="2.5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0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2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34" style:family="table-cell" style:parent-style-name="Default">
      <style:text-properties fo:font-size="18pt" style:font-name-asian="微軟正黑體" style:font-size-asian="18pt" style:font-size-complex="18pt"/>
    </style:style>
    <style:style style:name="ce35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3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3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4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4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4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2" style:family="table-cell" style:parent-style-name="Default">
      <style:table-cell-properties style:vertical-align="middle"/>
      <style:text-properties fo:color="#c9211e"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8000" loext:opacity="100%"/>
    </style:style>
    <style:style style:name="T10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/>
    </style:style>
    <style:style style:name="T12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fo:color="#ff0000"/>
    </style:style>
    <style:style style:name="T24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26" style:family="text">
      <style:text-properties fo:color="#000000"/>
    </style:style>
    <style:style style:name="T2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8" style:family="text">
      <style:text-properties fo:color="#008000"/>
    </style:style>
    <style:style style:name="T2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0" style:family="text">
      <style:text-properties fo:color="#c9211e"/>
    </style:style>
    <style:style style:name="T3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3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36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21"/>
        <table:table-column table:style-name="co2" table:number-columns-repeated="16383" table:default-cell-style-name="ce21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元件基本參數 JSON </text:p>
            <text:p><text:span text:style-name="T20">,</text:span></text:p>
            <text:p><text:tab/><text:tab/><text:span text:style-name="T20">{</text:span></text:p>
            <text:p><text:tab/><text:tab/><text:tab/><text:span text:style-name="T20">"ElementType":"",</text:span></text:p>
            <text:p><text:tab/><text:tab/><text:tab/><text:span text:style-name="T20">"X":0,</text:span></text:p>
            <text:p><text:tab/><text:tab/><text:tab/><text:span text:style-name="T20">"Y":0,</text:span></text:p>
            <text:p><text:tab/><text:tab/><text:tab/><text:span text:style-name="T20">"X_Alignment":"X",</text:span></text:p>
            <text:p><text:tab/><text:tab/><text:tab/><text:span text:style-name="T20">"Y_Alignment":"Increment",</text:span></text:p>
            <text:p><text:tab/><text:tab/><text:tab/><text:span text:style-name="T20">"Width":-1,</text:span></text:p>
            <text:p><text:tab/><text:tab/><text:tab/><text:span text:style-name="T20">"Height":-1,</text:span></text:p>
            <text:p><text:tab/><text:tab/><text:tab/><text:span text:style-name="T20">"Content":"",</text:span></text:p>
            <text:p><text:tab/><text:tab/><text:span text:style-name="T20">}</text:span></text:p>
            <text:p/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21">     </text:span><text:span text:style-name="T22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23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4">變數名稱對應資料集 </text:span><text:span text:style-name="T25">~ 正則表達式分析</text:span></text:p>
            <text:p><text:span text:style-name="T20">EX: "{$Name};{$Ag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26">02.Text</text:span></text:p>
            <text:p><text:span text:style-name="T26">03.QrCode</text:span></text:p>
            <text:p><text:span text:style-name="T26">04.BarCode</text:span></text:p>
            <text:p><text:span text:style-name="T26">05.Image</text:span></text:p>
            <text:p><text:span text:style-name="T26">06.Table</text:span></text:p>
            <text:p><text:span text:style-name="T21">07.Block</text:span></text:p>
            <text:p><text:span text:style-name="T21">08.Rows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20">X(*)              </text:span><text:span text:style-name="T27">[讀取目前元件X值]</text:span></text:p>
            <text:p><text:span text:style-name="T20">Right            </text:span><text:span text:style-name="T27">[靠右]</text:span></text:p>
            <text:p><text:span text:style-name="T20">Center          </text:span><text:span text:style-name="T27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20">Y (*)                         </text:span><text:span text:style-name="T27">[讀取目前元件Y值]</text:span></text:p>
            <text:p><text:span text:style-name="T21">Increment : 遞增      </text:span><text:span text:style-name="T27"> [垂直排列 ~ 目前Y = 前一元件的Y + 前一元件的Height + 1</text:span><text:span text:style-name="T28">]</text:span></text:p>
            <text:p><text:span text:style-name="T21">Element : 前一元件  </text:span><text:span text:style-name="T27">[橫向排列 ~ 目前Y = </text:span><text:span text:style-name="T29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25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28" office:value-type="string" calcext:value-type="string">
            <text:p>其他資訊</text:p>
          </table:table-cell>
        </table:table-row>
        <table:table-row table:style-name="ro13">
          <table:table-cell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27" office:value-type="string" calcext:value-type="string">
            <text:p>紙張間距(貼紙)</text:p>
            <text:p>0 (*)</text:p>
          </table:table-cell>
          <table:table-cell table:style-name="ce28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28" office:value-type="float" office:value="16" calcext:value-type="float">
            <text:p>16</text:p>
          </table:table-cell>
          <table:table-cell/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8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30">203dpi</text:span></text:p>
          </table:table-cell>
          <table:table-cell table:style-name="ce28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28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21">四倍字 : </text:span><text:span text:style-name="T31">new Font("新細明體",40) ; </text:span><text:span text:style-name="T32">Height =13mm</text:span></text:p>
            <text:p><text:span text:style-name="T21">雙倍字</text:span><text:span text:style-name="T33"> : </text:span><text:span text:style-name="T34">new Font("新細明體",28) ; </text:span><text:span text:style-name="T35">Height =11mm</text:span></text:p>
            <text:p><text:span text:style-name="T21">單倍字 : </text:span><text:span text:style-name="T31">new Font("新細明體", 13) ; </text:span><text:span text:style-name="T32">Height =5mm</text:span></text:p>
            <text:p><text:span text:style-name="T21">一般字 : </text:span><text:span text:style-name="T31">new Font("新細明體", 9) ; </text:span><text:span text:style-name="T32">Height =3mm</text:span></text:p>
            <text:p>---------------------------------------------------</text:p>
            <text:p><text:span text:style-name="T21">電子發票標題 : </text:span><text:span text:style-name="T31">new Font("新細明體", 16) ; </text:span><text:span text:style-name="T32">Height =6mm</text:span></text:p>
          </table:table-cell>
        </table:table-row>
        <table:table-row table:style-name="ro17">
          <table:table-cell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23"> (額外送ESC 指令) </text:span></text:p>
          </table:table-cell>
        </table:table-row>
        <table:table-row table:style-name="ro17">
          <table:table-cell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23"> (額外送ESC 指令)</text:span></text:p>
          </table:table-cell>
        </table:table-row>
        <table:table-row table:style-name="ro18">
          <table:table-cell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1">存放蜂鳴器</text:span>指令碼</text:p>
          </table:table-cell>
        </table:table-row>
        <table:table-row table:style-name="ro18">
          <table:table-cell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8" office:value-type="string" calcext:value-type="string">
            <text:p><text:span text:style-name="T21">存放外接</text:span>蜂鳴器指令碼</text:p>
          </table:table-cell>
        </table:table-row>
        <table:table-row table:style-name="ro6">
          <table:table-cell table:style-name="Default" table:number-columns-repeated="3"/>
          <table:table-cell table:number-columns-repeated="2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34" table:default-cell-style-name="ce21"/>
        <table:table-column table:style-name="co8" table:default-cell-style-name="ce21"/>
        <table:table-column table:style-name="co35" table:default-cell-style-name="ce21"/>
        <table:table-column table:style-name="co3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8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21">Top (*)</text:span></text:p>
            <text:p>Down</text:p>
            <text:p><text:span text:style-name="T21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27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1">文字Y軸對其方式:</text:span></text:p>
            <text:p><text:span text:style-name="T21">Left (*)</text:span></text:p>
            <text:p><text:span text:style-name="T21">Right</text:span></text:p>
            <text:p><text:span text:style-name="T21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21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8">
          <table:table-cell table:style-name="ce12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26">相同欄位多筆分隔符號</text:span></text:p>
            <text:p><text:span text:style-name="T20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9">
          <table:table-cell table:style-name="ce12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1">自動換行</text:span></text:p>
            <text:p><text:span text:style-name="T20">"Y"(*) : 換行</text:span></text:p>
            <text:p><text:span text:style-name="T20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6" table:number-rows-repeated="10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21"/>
        <table:table-column table:style-name="co8" table:default-cell-style-name="ce21"/>
        <table:table-column table:style-name="co15" table:default-cell-style-name="ce21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3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21">H（25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Variab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變數名稱對應資料集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4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21"/>
        <table:table-column table:style-name="co8" table:default-cell-style-name="ce21"/>
        <table:table-column table:style-name="co17" table:default-cell-style-name="ce21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5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21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4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21"/>
        <table:table-column table:style-name="co8" table:default-cell-style-name="ce21"/>
        <table:table-column table:style-name="co19" table:default-cell-style-name="ce21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4">
          <table:table-cell table:number-columns-repeated="2"/>
          <table:table-cell table:style-name="ce22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" table:style-name="ta1">
        <table:table-column table:style-name="co7" table:default-cell-style-name="ce46"/>
        <table:table-column table:style-name="co8" table:default-cell-style-name="ce46"/>
        <table:table-column table:style-name="co21" table:default-cell-style-name="ce46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w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每列間距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3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47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23">         非陣列變數判斷條件 : 變數.length&gt;0</text:span></text:p>
            <text:p><text:span text:style-name="T36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</table:table-row>
        <table:table-row table:style-name="ro26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26">變數根名稱:</text:span></text:p>
            <text:p><text:span text:style-name="T23">    ""                   :  根物件之下變數</text:span></text:p>
            <text:p><text:span text:style-name="T23">    "VarName" :  </text:span>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28"/>
        <table:table-column table:style-name="co24" table:default-cell-style-name="ce28"/>
        <table:table-column table:style-name="co27" table:default-cell-style-name="ce28"/>
        <table:table-column table:style-name="co26" table:default-cell-style-name="ce28"/>
        <table:table-column table:style-name="co2" table:number-columns-repeated="16380" table:default-cell-style-name="ce28"/>
        <table:table-row table:style-name="ro1">
          <table:table-cell table:style-name="ce46" office:value-type="string" calcext:value-type="string">
            <text:p>元件參數</text:p>
          </table:table-cell>
          <table:table-cell table:style-name="ce46" office:value-type="string" calcext:value-type="string">
            <text:p>參數型態</text:p>
          </table:table-cell>
          <table:table-cell table:style-name="ce46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">
          <table:table-cell table:style-name="ce21" office:value-type="string" calcext:value-type="string">
            <text:p>ChildElements</text:p>
          </table:table-cell>
          <table:table-cell table:style-name="ce46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6" office:value-type="float" office:value="9" calcext:value-type="float">
            <text:p>9</text:p>
          </table:table-cell>
        </table:table-row>
        <table:table-row table:style-name="ro26">
          <table:table-cell table:style-name="ce46" office:value-type="string" calcext:value-type="string">
            <text:p>RootName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26">陣列根名稱:</text:span></text:p>
            <text:p><text:span text:style-name="T23">    ""                       :  上層根物件之下變數</text:span></text:p>
            <text:p><text:span text:style-name="T23">    "ArrayName"  :  </text:span></text:p>
          </table:table-cell>
          <table:table-cell table:style-name="ce46" office:value-type="float" office:value="8" calcext:value-type="float">
            <text:p>8</text:p>
          </table:table-cell>
        </table:table-row>
        <table:table-row table:style-name="ro26">
          <table:table-cell table:style-name="ce46" office:value-type="string" calcext:value-type="string">
            <text:p>MergeVariables</text:p>
          </table:table-cell>
          <table:table-cell table:style-name="ce46" office:value-type="string" calcext:value-type="string">
            <text:p>String</text:p>
          </table:table-cell>
          <table:table-cell table:style-name="ce48" office:value-type="string" calcext:value-type="string">
            <text:p><text:span text:style-name="T26">合併變數顯示:</text:span></text:p>
            <text:p><text:span text:style-name="T23">    "N" (*) :  獨立顯示</text:span></text:p>
            <text:p><text:span text:style-name="T23">    "Y"       :  合併顯示</text:span>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49"/>
        <table:table-column table:style-name="co2" table:default-cell-style-name="ce49"/>
        <table:table-column table:style-name="co29" table:default-cell-style-name="ce49"/>
        <table:table-column table:style-name="co30" table:default-cell-style-name="ce50"/>
        <table:table-column table:style-name="co31" table:default-cell-style-name="ce52"/>
        <table:table-column table:style-name="co31" table:default-cell-style-name="ce49"/>
        <table:table-column table:style-name="co2" table:default-cell-style-name="ce49"/>
        <table:table-column table:style-name="co32" table:default-cell-style-name="ce49"/>
        <table:table-column table:style-name="co33" table:default-cell-style-name="ce49"/>
        <table:table-column table:style-name="co2" table:number-columns-repeated="16375" table:default-cell-style-name="ce49"/>
        <table:table-row table:style-name="ro18">
          <table:table-cell office:value-type="string" calcext:value-type="string">
            <text:p><text:span text:style-name="T37">像素</text:span><text:span text:style-name="T3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3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37">像素</text:span><text:span text:style-name="T3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1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1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00/00/00</text:date>, <text:time style:data-style-name="N2" text:time-value="08:51:44.198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5-26T09:13:19.942000000</dc:date>
    <meta:editing-duration>P4DT18H45M8S</meta:editing-duration>
    <meta:editing-cycles>404</meta:editing-cycles>
    <meta:generator>LibreOffice/24.2.3.2$Windows_x86 LibreOffice_project/433d9c2ded56988e8a90e6b2e771ee4e6a5ab2ba</meta:generator>
    <meta:document-statistic meta:table-count="11" meta:cell-count="460" meta:object-count="0"/>
  </office:meta>
</office:document-meta>
</file>